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face style:name="OpenSymbol" svg:font-family="OpenSymbol, 'Arial Unicode MS'"/>
    <style:font-face style:name="StarSymbol" svg:font-family="StarSymbol, 'Arial Unicode MS'"/>
    <style:font-face style:name="Bitstream Vera Sans1" svg:font-family="'Bitstream Vera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be986"/>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rsid="001d873e" officeooo:paragraph-rsid="001d873e" style:font-weight-asian="bold" style:font-weight-complex="bold"/>
    </style:style>
    <style:style style:name="P10" style:family="paragraph" style:parent-style-name="Standard">
      <style:paragraph-properties fo:text-align="center" style:justify-single-word="false"/>
      <style:text-properties fo:font-weight="bold" officeooo:rsid="001ba095" officeooo:paragraph-rsid="001ba095"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fo:language="es" fo:country="CL" fo:font-weight="normal" officeooo:paragraph-rsid="001a8d52" style:font-weight-asian="normal" style:font-weight-complex="normal"/>
    </style:style>
    <style:style style:name="P14" style:family="paragraph" style:parent-style-name="Standard">
      <style:paragraph-properties fo:margin-left="1.27cm" fo:margin-right="0cm" fo:text-align="justify" style:justify-single-word="false" fo:text-indent="-0.635cm" style:auto-text-indent="false">
        <style:tab-stops>
          <style:tab-stop style:position="1.27cm"/>
        </style:tab-stops>
      </style:paragraph-properties>
    </style:style>
    <style:style style:name="P15" style:family="paragraph" style:parent-style-name="Standard" style:master-page-name="Standard">
      <style:paragraph-properties fo:text-align="center" style:justify-single-word="false" style:page-number="auto"/>
      <style:text-properties style:font-name="Arial" fo:font-size="12pt" fo:font-weight="bold" style:font-size-asian="12pt" style:font-weight-asian="bold" style:font-name-complex="Arial" style:font-size-complex="12pt" style:font-weight-complex="bold"/>
    </style:style>
    <style:style style:name="P16" style:family="paragraph" style:parent-style-name="Standard" style:list-style-name="L1">
      <style:text-properties officeooo:paragraph-rsid="001a8d52"/>
    </style:style>
    <style:style style:name="P17" style:family="paragraph" style:parent-style-name="Standard" style:list-style-name="L1">
      <style:paragraph-properties fo:text-align="justify" style:justify-single-word="false"/>
      <style:text-properties officeooo:paragraph-rsid="001a8d52"/>
    </style:style>
    <style:style style:name="P18" style:family="paragraph" style:parent-style-name="Standard">
      <style:paragraph-properties fo:text-align="justify" style:justify-single-word="false"/>
      <style:text-properties officeooo:paragraph-rsid="0028e5fa"/>
    </style:style>
    <style:style style:name="P19" style:family="paragraph" style:parent-style-name="Standard">
      <style:paragraph-properties fo:text-align="justify" style:justify-single-word="false"/>
      <style:text-properties officeooo:paragraph-rsid="002da681"/>
    </style:style>
    <style:style style:name="P20" style:family="paragraph" style:parent-style-name="Standard" style:list-style-name="L1">
      <style:paragraph-properties fo:text-align="justify" style:justify-single-word="false"/>
      <style:text-properties fo:language="es" fo:country="CL" officeooo:paragraph-rsid="001a8d52"/>
    </style:style>
    <style:style style:name="P21" style:family="paragraph" style:parent-style-name="Standard" style:list-style-name="L1">
      <style:text-properties fo:language="es" fo:country="CL" officeooo:paragraph-rsid="001a8d52"/>
    </style:style>
    <style:style style:name="P22" style:family="paragraph" style:parent-style-name="Standard" style:list-style-name="L1">
      <style:text-properties fo:language="es" fo:country="CL" fo:font-weight="normal" officeooo:paragraph-rsid="001a8d52" style:font-weight-asian="normal" style:font-weight-complex="normal"/>
    </style:style>
    <style:style style:name="P23" style:family="paragraph" style:parent-style-name="Standard" style:list-style-name="L2">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officeooo:paragraph-rsid="00263b53" style:font-weight-asian="normal" style:font-weight-complex="normal"/>
    </style:style>
    <style:style style:name="P25" style:family="paragraph" style:parent-style-name="Standard">
      <style:paragraph-properties fo:text-align="justify" style:justify-single-word="false"/>
      <style:text-properties fo:font-weight="normal" officeooo:paragraph-rsid="0028bfdb" style:font-weight-asian="normal" style:font-weight-complex="normal"/>
    </style:style>
    <style:style style:name="P26" style:family="paragraph" style:parent-style-name="Standard" style:list-style-name="">
      <style:paragraph-properties fo:text-align="justify" style:justify-single-word="false"/>
      <style:text-properties fo:font-weight="normal" officeooo:paragraph-rsid="0028e5fa" style:font-weight-asian="normal" style:font-weight-complex="normal"/>
    </style:style>
    <style:style style:name="P27" style:family="paragraph" style:parent-style-name="Standard">
      <style:paragraph-properties fo:text-align="justify" style:justify-single-word="false"/>
      <style:text-properties fo:font-weight="normal" officeooo:paragraph-rsid="0028e5fa" style:font-weight-asian="normal" style:font-weight-complex="normal"/>
    </style:style>
    <style:style style:name="P28" style:family="paragraph" style:parent-style-name="Standard">
      <style:paragraph-properties fo:text-align="center" style:justify-single-word="false"/>
      <style:text-properties fo:font-weight="normal" officeooo:paragraph-rsid="0024d4f7" style:font-weight-asian="normal" style:font-weight-complex="normal"/>
    </style:style>
    <style:style style:name="P29" style:family="paragraph" style:parent-style-name="Standard">
      <style:paragraph-properties fo:text-align="center" style:justify-single-word="false"/>
      <style:text-properties fo:font-weight="normal" officeooo:paragraph-rsid="0028bfdb" style:font-weight-asian="normal" style:font-weight-complex="normal"/>
    </style:style>
    <style:style style:name="P30" style:family="paragraph" style:parent-style-name="Standard">
      <style:paragraph-properties fo:text-align="center" style:justify-single-word="false"/>
      <style:text-properties fo:font-weight="bold" officeooo:paragraph-rsid="0028bfdb"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color="#000000" fo:font-size="12pt" style:text-underline-style="none" fo:font-weight="normal" style:font-size-asian="12pt" style:font-weight-asian="normal" style:font-size-complex="12pt" style:font-weight-complex="normal"/>
    </style:style>
    <style:style style:name="T3" style:family="text">
      <style:text-properties fo:language="es" fo:country="CL"/>
    </style:style>
    <style:style style:name="T4" style:family="text">
      <style:text-properties fo:language="es" fo:country="CL" officeooo:rsid="001a8d52"/>
    </style:style>
    <style:style style:name="T5" style:family="text">
      <style:text-properties fo:language="es" fo:country="CL" officeooo:rsid="001b5e58"/>
    </style:style>
    <style:style style:name="T6" style:family="text">
      <style:text-properties fo:language="es" fo:country="CL" officeooo:rsid="0021b5aa"/>
    </style:style>
    <style:style style:name="T7" style:family="text">
      <style:text-properties fo:font-weight="normal" officeooo:rsid="0017cd08" style:font-weight-asian="normal" style:font-weight-complex="normal"/>
    </style:style>
    <style:style style:name="T8" style:family="text">
      <style:text-properties fo:font-weight="normal" officeooo:rsid="0028e5fa" style:font-weight-asian="normal" style:font-weight-complex="normal"/>
    </style:style>
    <style:style style:name="T9" style:family="text">
      <style:text-properties fo:font-weight="normal" officeooo:rsid="00263b53" style:font-weight-asian="normal" style:font-weight-complex="normal"/>
    </style:style>
    <style:style style:name="T10" style:family="text">
      <style:text-properties fo:font-weight="normal" officeooo:rsid="002c2170" style:font-weight-asian="normal" style:font-weight-complex="normal"/>
    </style:style>
    <style:style style:name="T11" style:family="text">
      <style:text-properties fo:font-weight="normal" officeooo:rsid="002da681" style:font-weight-asian="normal" style:font-weight-complex="normal"/>
    </style:style>
    <style:style style:name="T12" style:family="text">
      <style:text-properties officeooo:rsid="001a8d52"/>
    </style:style>
    <style:style style:name="T13" style:family="text">
      <style:text-properties officeooo:rsid="001ba095"/>
    </style:style>
    <style:style style:name="T14" style:family="text">
      <style:text-properties officeooo:rsid="0021b5aa"/>
    </style:style>
    <style:style style:name="T15" style:family="text">
      <style:text-properties officeooo:rsid="0024d4f7"/>
    </style:style>
    <style:style style:name="T16" style:family="text">
      <style:text-properties officeooo:rsid="00263b53"/>
    </style:style>
    <style:style style:name="T17" style:family="text">
      <style:text-properties officeooo:rsid="0028bfdb"/>
    </style:style>
    <style:style style:name="T18" style:family="text">
      <style:text-properties officeooo:rsid="0028e5fa"/>
    </style:style>
    <style:style style:name="T19" style:family="text">
      <style:text-properties officeooo:rsid="0029dc5c"/>
    </style:style>
    <style:style style:name="T20" style:family="text">
      <style:text-properties officeooo:rsid="002b635d"/>
    </style:style>
    <style:style style:name="T21" style:family="text">
      <style:text-properties officeooo:rsid="002b7d5e"/>
    </style:style>
    <style:style style:name="T22" style:family="text">
      <style:text-properties officeooo:rsid="002c217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PITULO I</text:p>
      <text:p text:style-name="P3"/>
      <text:p text:style-name="P1"/>
      <text:p text:style-name="P3">Planteamiento del Problema</text:p>
      <text:p text:style-name="P3"/>
      <text:p text:style-name="P2"/>
      <text:p text:style-name="P4"><text:tab/>Uno de los problemas más graves con los que se enfrentan los padres en todo el mundo, es el fracaso escolar de sus hijos. Este problema no sólo puede influir en la felicidad del hijo, en su propia autoestima y en su futuro, sino que puede alterar también la armonía familiar. Los padres pueden intervenir de una forma positiva en el éxito escolar, igualando o incluso superando la influencia de las capacidades intelectuales del hijo. La diferencia más importante entre los llamados “buenos” o “malos” alumnos se encuentra en la ayuda y en la motivación que reciben en casa por parte de sus padres, puesto que ellos son los intermediarios más cercanos, entre sus hijos y el saber (los conocimientos), para la consecución de mejores resultados.</text:p>
      <text:p text:style-name="P2"/>
      <text:p text:style-name="P2"/>
      <text:p text:style-name="P2"><text:tab/>Los padres deben hacerles ver a sus hijos la relación existente entre el fracaso escolar y los efectos negativos que esto puede tener para su vida futura. El estudio debe ser para el joven una fuente de placer y satisfacción. Este objetivo no es fácil de conseguir debido a diversos factores como pueden ser el propio joven y sus características personales diferenciadoras, las situaciones externas a él que le pueden afectar a sus capacidades y a su motivación (TV, videojuegos, internet, teléfonos celulares, amistades,…), una familia poco motivadora y una enseñanza muy académica. Estas y otras razones pueden convertir el estudio en un problema para el hijo, más que en un placer.</text:p>
      <text:p text:style-name="P2"/>
      <text:p text:style-name="P2"/>
      <text:p text:style-name="P2"><text:tab/>Una de las primeras virtudes que los padres en Venezuela, han de conseguir de sus hijos es la lealtad, nobleza, sinceridad, que sientan amor a la verdad. Hay que premiar las confesiones espontáneas de lo que hicieron mal, siendo indulgentes en el castigo de aquello que ha sido directamente confesado, porque ese solo hecho entraña respeto a la verdad y confianza en los poderes. Por el contrario, debe perseguirse al acusica, al niño, la niña o el adolescente soplón, porque la acusación, la delación, entrañan envidia. Pero para lograr que los niños, las niñas o los adolescentes sientan amor a la verdad hay que ser veraces con ellos. Los padres deben cuidar esas <text:soft-page-break/>mentiras convencionales tan admitidas en la sociedad hoy; decir que no está en casa ante una llamada telefónica preguntando por el padre y otras pequeñas falsedades parecidas desorientan al niño, la niña o el adolescente.</text:p>
      <text:p text:style-name="P2"/>
      <text:p text:style-name="P2"/>
      <text:p text:style-name="P2"><text:tab/>Para conseguir la educación de los hijos hay que dedicarles tiempo, tener paciencia con ellos. Hay que huir de los dos extremos: el de los padres intervencionistas que quieren hacerlo todo y el de los abstencionistas totales que, como mandan al niño, la niña o el adolescente a la Escuela, creen que ellos pueden lavarse las manos. Hay que colaborar con la Escuela. Los padres tienen también un papel en la formación intelectual, colaborando con los profesores. Deben interesarse por saber como van los estudios de sus hijos, dialogar con los profesores para conocer no sólo las notas, sino también sus impresiones sobre las tendencias del niño, la niña o el adolescente, sobre la personalidad que demuestra, sobre alguna inclinación viciosa, que debe ser corregida a tiempo.</text:p>
      <text:p text:style-name="P2"/>
      <text:p text:style-name="P2"/>
      <text:p text:style-name="P5"><text:span text:style-name="T1"><text:tab/>De lo antes expuesto surge la necesidad de desarrollar un sistema de software definiendo “software al equipamiento lógico o soporte lógico de una</text:span><text:span text:style-name="T2"> computadora </text:span><text:span text:style-name="T1">digital; comprende el conjunto de los componentes lógicos necesarios que hacen posible la realización de tareas específicas, en contraposición a los componentes físicos del sistema, llamados hardware” [en línea] (Wikipedia, 26 de Septiembre 2001); para la consulta de calificaciones, asistencia e inasistencia de los estudiantes. Ésta herramienta </text:span>diseñada podrá ser consultada a través de una página Web también conocida como “una página de Internet, es un documento electrónico adaptado para la Web, pero normalmente forma parte de un sitio Web. Su principal característica son los hipervínculos de una página, siendo esto el fundamento de la Web” <text:s/>(SpeedeGonzales, Wikipedia, 14 de Octubre 2003). </text:p>
      <text:p text:style-name="P5"/>
      <text:p text:style-name="P5"><text:tab/></text:p>
      <text:p text:style-name="P5"><text:tab/>Así como las personas, en la actualidad, consultan sus estados de cuentas bancarias, realizan compras, reservan vuelos o boletos de autobús, consultan información en instituciones gubernamentales a través de Internet, <text:s/>los docentes del Liceo Bolivariano “Dr. Vicente Dávila” en la ciudad de San Cristóbal Estado Táchira, pueden de igual manera acercar la institución educativa a los estudiantes, padres y representantes al hogar, a través de un sistema de software para consulta de calificaciones y asistencias, basado en software libre que “es la denominación del software que respeta la libertad de los usuarios sobre su producto adquirido y, por tanto, una vez obtenido puede ser usado, copiado, estudiado, cambiado y redistribuido libremente” [en línea] (Leonardo, Wikipedia, 26 de Septiembre 2001), y que reúne como principal <text:soft-page-break/>característica el acceso a través de Internet, fácil de manejar, fácil de mantener y le permite mantenerse al tanto del desempeño de sus hijos en su crecimiento educativ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text:soft-page-break/>Objetivo General</text:p>
      <text:p text:style-name="P8"/>
      <text:p text:style-name="P5"/>
      <text:p text:style-name="P6"><text:tab/>Desarrollar un sistema de software en ambiente web bajo tecnologías libres para la consulta de calificaciones y asistencias de los estudiantes del Liceo Bolivariano “Dr. Vicente Dávila” de la ciudad de San Cristóbal Estado Táchira. <text:span text:style-name="T3">Todo esto agregado a un ambiente propio de esta </text:span><text:span text:style-name="T6">institución</text:span><text:span text:style-name="T3">, dando énfasis a aspectos de calidad y de seguridad, claramente necesarios para una aplicación que será accesible desde cualquier lugar a través de Internet.</text:spa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Objetivos Específicos</text:p>
      <text:p text:style-name="P8"/>
      <text:p text:style-name="P7"/>
      <text:list xml:id="list1314874687" text:style-name="L1">
        <text:list-item>
          <text:p text:style-name="P17"><text:span text:style-name="T7">Plantear y formular los objetivos que se alcanzarán a través de la </text:span>implementación del <text:span text:style-name="T12">Sistema de Calificaciones y Asistencias</text:span>, así mismo delimitar el alcance de éste.</text:p>
        </text:list-item>
        <text:list-item>
          <text:p text:style-name="P17">Planificar las estimaciones enfocadas a los costos durante el desarrollo, además de los riesgos y esfuerzos que se originarán. </text:p>
        </text:list-item>
        <text:list-item>
          <text:p text:style-name="P17">Analizar los requerimientos técnicos, gráficos y de contenido que se emplearán durante el desarrollo del <text:span text:style-name="T12">Sistema de Calificaciones y Asistencias para el Liceo Bolivariano “Dr. Vicente Dávila”</text:span>. </text:p>
        </text:list-item>
        <text:list-item>
          <text:p text:style-name="P20">Concretar reuniones con <text:span text:style-name="T14">la institución</text:span> para:</text:p>
          <text:list>
            <text:list-item>
              <text:p text:style-name="P17"><text:span text:style-name="T4">Realizar la recolección de información acerca de la </text:span><text:span text:style-name="T3">problemática de </text:span><text:span text:style-name="T4">la </text:span><text:span text:style-name="T5">i</text:span><text:span text:style-name="T4">nstitución educativa a través de una entrevista, para así</text:span><text:span text:style-name="T3"> ofrecer una aplicación que permita tratar estos puntos de la manera más óptima posible.</text:span></text:p>
            </text:list-item>
          </text:list>
        </text:list-item>
        <text:list-item>
          <text:p text:style-name="P20">Diseñar un modelo de datos que soporte la aplicación a entregar.</text:p>
        </text:list-item>
        <text:list-item>
          <text:p text:style-name="P17">Efectuar el diseño de contenido y producción integrando a ésta etapa: texto, gráficas, <text:span text:style-name="T13">entre otros</text:span>. </text:p>
        </text:list-item>
        <text:list-item>
          <text:p text:style-name="P17">Generar páginas y pruebas para evaluar si la información contenida se generará correctamente, aplicando pruebas de configuración, componentes, navegación, contenido y de interfaz.</text:p>
        </text:list-item>
        <text:list-item>
          <text:p text:style-name="P21">Desarrollar una aplicación Web que permita entregar a<text:span text:style-name="T14">l cliente</text:span>:<text:tab/></text:p>
          <text:list>
            <text:list-item>
              <text:p text:style-name="P16"><text:span text:style-name="T3">Una alternativa satisfactoria a la problemática expuesta por </text:span><text:span text:style-name="T4">el Liceo Bolivariano “Dr. Vicente Dávila”</text:span><text:span text:style-name="T3">.</text:span></text:p>
            </text:list-item>
            <text:list-item>
              <text:p text:style-name="P21">Un manejo seguro de la información.</text:p>
            </text:list-item>
            <text:list-item>
              <text:p text:style-name="P22">Una alta usabilidad del sistema.</text:p>
            </text:list-item>
          </text:list>
        </text:list-item>
      </text:list>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Equipo de Trabajo</text:p>
      <text:p text:style-name="P10"/>
      <text:p text:style-name="P11"/>
      <text:list xml:id="list124471301" text:style-name="L2">
        <text:list-item>
          <text:p text:style-name="P23">Josefa García: <text:span text:style-name="T13">B</text:span>ase de <text:span text:style-name="T13">D</text:span>atos</text:p>
        </text:list-item>
        <text:list-item>
          <text:p text:style-name="P23">David Mora: <text:span text:style-name="T13">P</text:span>rogramación</text:p>
        </text:list-item>
        <text:list-item>
          <text:p text:style-name="P23">Lilibeth Ramírez: <text:span text:style-name="T13">D</text:span>ocumentación <text:span text:style-name="T13">T</text:span>écnica</text:p>
        </text:list-item>
        <text:list-item>
          <text:p text:style-name="P23">Anderson Ruíz: <text:span text:style-name="T13">D</text:span>iseño <text:span text:style-name="T13">G</text:span>ráfico</text:p>
        </text:list-item>
        <text:list-item>
          <text:p text:style-name="P23">Merly Cacicedo: <text:span text:style-name="T13">B</text:span>eta <text:span text:style-name="T13">T</text:span>ester</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30"><text:soft-page-break/><text:span text:style-name="T15">Justificación é Importancia</text:span></text:p>
      <text:p text:style-name="P28"><text:span text:style-name="T15"/></text:p>
      <text:p text:style-name="P28"><text:span text:style-name="T15"/></text:p>
      <text:p text:style-name="P24"><text:span text:style-name="T15"><text:tab/></text:span><text:span text:style-name="T16">La vida integral del ser humano, la globalización y la versatilidad del conocimiento han propiciado el crecimiento y desarrollo de las tecnologías de información, que actualmente forman parte de la vida de las personas en distintos ámbitos, como laboral, lúdico y educativo. Aspecto en el que no solo se aplica a nivel de aula, sino traspasando las barreras de la distancia y valores costumbres de una sociedad que cambia minuto a minuto.</text:span></text:p>
      <text:p text:style-name="P24"><text:span text:style-name="T16"><text:tab/></text:span></text:p>
      <text:p text:style-name="P24"><text:span text:style-name="T16"/></text:p>
      <text:p text:style-name="P18"><text:span text:style-name="T9"><text:tab/>Es evidente que ni la globalización ni el crecimiento económico, ni los avances de la ciencia y la tecnología por si solos, nos pueden conducir a mejores condiciones de vida, ni a sociedades más libres y justas, al bienestar <text:s/>material y espiritual, distribuidos con equidad. Es la educación por tanto, la que tiene un fundamental rol dentro del desarrollo de esa sociedad justa, que todos aspiramos, y como gestores de la misma, los educadores serán las bases que sostengan aquellos ideales, ya que su labor está diseñada para formar en integralidad al ser humano. </text:span></text:p>
      <text:p text:style-name="P18"><text:span text:style-name="T9"/></text:p>
      <text:p text:style-name="P18"><text:span text:style-name="T9"/></text:p>
      <text:p text:style-name="P18"><text:span text:style-name="T9"><text:tab/></text:span><text:span text:style-name="T8">Según el estudio realizado por Marc de Vries para la Unesco enseña que las orientaciones de la educación tecnológica varían mucho en distintos países, pudiendo clasificarse en dos grandes grupos: adquisición de destrezas prácticas y mejor comprensión del fenómeno tecnológico. En todos los casos la complejidad está graduada de acuerdo al nivel escolar. En general, las orientaciones rara vez se presentan puras, mezclándose en grado variable en los distintos países y niveles educativos.</text:span></text:p>
      <text:p text:style-name="P24"><text:span text:style-name="T16"/></text:p>
      <text:p text:style-name="P24"><text:span text:style-name="T16"/></text:p>
      <text:p text:style-name="P24"><text:span text:style-name="T16"><text:tab/>Esta realidad que nos hace pensar en la necesidad de capacitar a l</text:span><text:span text:style-name="T18">a</text:span><text:span text:style-name="T16">s <text:s/>instituciones educativas, para poder cumplir con los requerimientos técnicos de esta nueva generación de estudiantes, inmersos en un mundo en el que la tecnología es parte de su vida y herramienta indispensable para su interacción en el mundo, aspecto que hará más eficiente su labor y por ende el logro de los objetivos planteados.</text:span></text:p>
      <text:p text:style-name="P24"><text:span text:style-name="T16"/></text:p>
      <text:p text:style-name="P24"><text:span text:style-name="T16"><text:tab/></text:span></text:p>
      <text:p text:style-name="P24"><text:span text:style-name="T16"><text:tab/>Tomando en cuenta este contexto, se propone el desarrollo de un sistema de consulta de calificaciones y asistencias para el Liceo Bolivariano </text:span><text:soft-page-break/><text:span text:style-name="T16">"Dr. Vicente Dávila", quienes se beneficiaran de la aplicación de nuevas tecnologías en el proceso educativo para la supervisión y/o desenvolvimiento académico, además del cumplimiento de responsabilidades de sus estudiantes mediante el uso de éstos recursos tecnológicos.</text:span></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30"><text:soft-page-break/><text:span text:style-name="T17">Capitulo II</text:span></text:p>
      <text:p text:style-name="P30"><text:span text:style-name="T17"/></text:p>
      <text:p text:style-name="P30"><text:span text:style-name="T17"/></text:p>
      <text:p text:style-name="P30"><text:span text:style-name="T17">Antecedentes de la Investigación</text:span></text:p>
      <text:p text:style-name="P29"><text:span text:style-name="T17"/></text:p>
      <text:p text:style-name="P29"><text:span text:style-name="T17"/></text:p>
      <text:p text:style-name="P25"><text:span text:style-name="T17"><text:tab/></text:span><text:span text:style-name="T18">El uso de sistemas tecnológicos en las instituciones educativas </text:span><text:span text:style-name="T22">venezolanas</text:span><text:span text:style-name="T18">, </text:span><text:span text:style-name="T19">gradualmente se ha hecho más común </text:span><text:span text:style-name="T22">ya</text:span><text:span text:style-name="T19"> que permiten la consulta de calificaciones y asistencias de los estudiantes de <text:s/></text:span><text:span text:style-name="T20">una</text:span><text:span text:style-name="T19"> institución.</text:span></text:p>
      <text:p text:style-name="P25"><text:span text:style-name="T19"/></text:p>
      <text:p text:style-name="P25"><text:span text:style-name="T19"/></text:p>
      <text:p text:style-name="P25"><text:span text:style-name="T19"><text:tab/>Dentro de este marco de ideas encontramos sistemas de gestión de calificaciones y asistencias como “</text:span><text:span text:style-name="T18">Educandus”, </text:span><text:span text:style-name="T19">que ofrece </text:span><text:span text:style-name="T18">una amplia gama de servicios en diversos ámbitos tecnológicos orientados a la educación y a la gestión de conocimiento, </text:span><text:span text:style-name="T19">a</text:span><text:span text:style-name="T18"> través de una robusta infraestructura, mediante convenios estratégicos con datacenters locales y regionales, procuramos cubrir las necesidades de </text:span><text:span text:style-name="T19">la institución</text:span><text:span text:style-name="T18">. <text:tab/>Una solución de punta </text:span><text:span text:style-name="T20">implementada en el Liceo </text:span><text:span text:style-name="T21">Bolivariano “Pedro Emilio Coll”, y que sirve</text:span><text:span text:style-name="T18"> para instituciones educativas </text:span><text:span text:style-name="T20">que desean modernizar su forma de consultar calificaciones e inasistencias que </text:span><text:span text:style-name="T18">han facilitado la revolución del conocimiento. </text:span></text:p>
      <text:p text:style-name="P25"><text:span text:style-name="T18"/></text:p>
      <text:p text:style-name="P25"><text:span text:style-name="T18"/></text:p>
      <text:p text:style-name="P19"><text:span text:style-name="T8"><text:tab/></text:span><text:span text:style-name="T10">En otros países latinoamericanos, encontramos Open Sis que incluye un portal que permite a los padres que permiten ver las calificaciones y asistencias de sus hijos, usando una misma interfaz web intuitiva, </text:span><text:span text:style-name="T11">que cuenta con: un módulo de autenticación de acceso para los padres y estudiantes, un reporte informativo que contiene los datos personales del estudiante, los datos correspondientes al grado que cursa y la sección y finalmente cuenta con un reporte para resultados finales consultados a través de una base de datos, donde se almacena dicha información.</text:span></text:p>
      <text:p text:style-name="P19"><text:span text:style-name="T22"><text:s/></text:span></text:p>
      <text:p text:style-name="P26"><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face style:name="OpenSymbol" svg:font-family="OpenSymbol, 'Arial Unicode MS'"/>
    <style:font-face style:name="StarSymbol" svg:font-family="StarSymbol, 'Arial Unicode MS'"/>
    <style:font-face style:name="Bitstream Vera Sans1" svg:font-family="'Bitstream Vera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2pt" fo:language="es" fo:country="VE"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Open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Absatz-Standardschriftart" style:family="text"/>
    <style:style style:name="WW8Num1z2" style:family="text">
      <style:text-properties style:font-name="StarSymbol" fo:font-size="9pt" style:font-size-asian="9pt" style:font-name-complex="StarSymbol" style:font-size-complex="9pt"/>
    </style:style>
    <style:style style:name="WW-Absatz-Standardschriftar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1" style:num-suffix="." text:bullet-char="◦">
        <style:list-level-properties/>
        <style:text-properties style:font-name="OpenSymbol"/>
      </text:list-level-style-bullet>
      <text:list-level-style-bullet text:level="3" text:style-name="WW8Num1z1" style:num-suffix="." text:bullet-char="▪">
        <style:list-level-properties/>
        <style:text-properties style:font-name="OpenSymbol"/>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
        <style:list-level-properties/>
        <style:text-properties style:font-name="OpenSymbol"/>
      </text:list-level-style-bullet>
      <text:list-level-style-bullet text:level="6" text:style-name="WW8Num1z1" style:num-suffix="." text:bullet-char="▪">
        <style:list-level-properties/>
        <style:text-properties style:font-name="OpenSymbol"/>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
        <style:list-level-properties/>
        <style:text-properties style:font-name="OpenSymbol"/>
      </text:list-level-style-bullet>
      <text:list-level-style-bullet text:level="9" text:style-name="WW8Num1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style:text-properties style:font-name="Symbol"/>
      </text:list-level-style-bullet>
      <text:list-level-style-bullet text:level="2" text:style-name="WW8Num2z1" style:num-suffix="." text:bullet-char="◦">
        <style:list-level-properties text:space-before="0.635cm"/>
        <style:text-properties style:font-name="OpenSymbol"/>
      </text:list-level-style-bullet>
      <text:list-level-style-bullet text:level="3" text:style-name="WW8Num2z1" style:num-suffix="." text:bullet-char="▪">
        <style:list-level-properties text:space-before="0.635cm"/>
        <style:text-properties style:font-name="OpenSymbol"/>
      </text:list-level-style-bullet>
      <text:list-level-style-bullet text:level="4" text:style-name="WW8Num2z0" style:num-suffix="." text:bullet-char="">
        <style:list-level-properties text:space-before="0.635cm"/>
        <style:text-properties style:font-name="Symbol"/>
      </text:list-level-style-bullet>
      <text:list-level-style-bullet text:level="5" text:style-name="WW8Num2z1" style:num-suffix="." text:bullet-char="◦">
        <style:list-level-properties text:space-before="0.635cm"/>
        <style:text-properties style:font-name="OpenSymbol"/>
      </text:list-level-style-bullet>
      <text:list-level-style-bullet text:level="6" text:style-name="WW8Num2z1" style:num-suffix="." text:bullet-char="▪">
        <style:list-level-properties text:space-before="0.635cm"/>
        <style:text-properties style:font-name="OpenSymbol"/>
      </text:list-level-style-bullet>
      <text:list-level-style-bullet text:level="7" text:style-name="WW8Num2z0" style:num-suffix="." text:bullet-char="">
        <style:list-level-properties text:space-before="0.635cm"/>
        <style:text-properties style:font-name="Symbol"/>
      </text:list-level-style-bullet>
      <text:list-level-style-bullet text:level="8" text:style-name="WW8Num2z1" style:num-suffix="." text:bullet-char="◦">
        <style:list-level-properties text:space-before="0.635cm"/>
        <style:text-properties style:font-name="OpenSymbol"/>
      </text:list-level-style-bullet>
      <text:list-level-style-bullet text:level="9" text:style-name="WW8Num2z1" style:num-suffix="." text:bullet-char="▪">
        <style:list-level-properties text:space-before="0.635cm"/>
        <style:text-properties style:font-name="OpenSymbol"/>
      </text:list-level-style-bullet>
      <text:list-level-style-number text:level="10" style:num-suffix="." style:num-format="1">
        <style:list-level-properties text:space-before="6.98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5.001cm" fo:margin-bottom="3cm" fo:margin-left="4.001cm" fo:margin-right="3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4.001cm" fo:margin-bottom="3cm" fo:margin-left="4.0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ministracion</meta:initial-creator>
    <meta:creation-date>2010-11-23T22:25:17</meta:creation-date>
    <dc:creator>Lilibeth Ramírez</dc:creator>
    <dc:date>2010-11-26T23:37:21</dc:date>
    <meta:editing-cycles>14</meta:editing-cycles>
    <meta:editing-duration>PT17H30M25S</meta:editing-duration>
    <meta:document-statistic meta:table-count="0" meta:image-count="0" meta:object-count="0" meta:page-count="9" meta:paragraph-count="44" meta:word-count="1701" meta:character-count="10802"/>
    <meta:user-defined meta:name="Información 1"/>
    <meta:user-defined meta:name="Información 2"/>
    <meta:user-defined meta:name="Información 3"/>
    <meta:user-defined meta:name="Información 4"/>
  </office:meta>
</office:document-meta>
</file>